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F1-Score</text:p>
          </table:table-cell>
          <table:table-cell office:value-type="string" calcext:value-type="string">
            <text:p>Audio</text:p>
          </table:table-cell>
          <table:table-cell table:style-name="Default" office:value-type="string" calcext:value-type="string">
            <text:p>Computer vision</text:p>
          </table:table-cell>
          <table:table-cell table:style-name="Default" office:value-type="string" calcext:value-type="string">
            <text:p>Graphs</text:p>
          </table:table-cell>
          <table:table-cell table:style-name="Default" office:value-type="string" calcext:value-type="string">
            <text:p>NLP</text:p>
          </table:table-cell>
          <table:table-cell table:style-name="Default" office:value-type="string" calcext:value-type="string">
            <text:p>Reinforcement learning</text:p>
          </table:table-cell>
          <table:table-cell table:style-name="Default" office:value-type="string" calcext:value-type="string">
            <text:p>Sequential</text:p>
          </table:table-cell>
          <table:table-cell office:value-type="string" calcext:value-type="string">
            <text:p>General</text:p>
          </table:table-cell>
        </table:table-row>
        <table:table-row table:style-name="ro1">
          <table:table-cell office:value-type="string" calcext:value-type="string">
            <text:p>CountVector+LinearSVC</text:p>
          </table:table-cell>
          <table:table-cell office:value-type="float" office:value="0.979756694573159" calcext:value-type="float">
            <text:p>0.979756694573159</text:p>
          </table:table-cell>
          <table:table-cell office:value-type="float" office:value="0.506294656667275" calcext:value-type="float">
            <text:p>0.506294656667275</text:p>
          </table:table-cell>
          <table:table-cell office:value-type="float" office:value="0.956695944855568" calcext:value-type="float">
            <text:p>0.956695944855568</text:p>
          </table:table-cell>
          <table:table-cell office:value-type="float" office:value="0.868360483825364" calcext:value-type="float">
            <text:p>0.868360483825364</text:p>
          </table:table-cell>
          <table:table-cell office:value-type="float" office:value="0.918559572652922" calcext:value-type="float">
            <text:p>0.918559572652922</text:p>
          </table:table-cell>
          <table:table-cell office:value-type="float" office:value="0.94934562843833" calcext:value-type="float">
            <text:p>0.94934562843833</text:p>
          </table:table-cell>
          <table:table-cell office:value-type="float" office:value="0.415160404600901" calcext:value-type="float">
            <text:p>0.415160404600901</text:p>
          </table:table-cell>
        </table:table-row>
        <table:table-row table:style-name="ro1">
          <table:table-cell office:value-type="string" calcext:value-type="string">
            <text:p>CountVector+RandomUndersampler+LinearSVC</text:p>
          </table:table-cell>
          <table:table-cell office:value-type="float" office:value="0.946541317522271" calcext:value-type="float">
            <text:p>0.946541317522271</text:p>
          </table:table-cell>
          <table:table-cell office:value-type="float" office:value="0.522632468536917" calcext:value-type="float">
            <text:p>0.522632468536917</text:p>
          </table:table-cell>
          <table:table-cell office:value-type="float" office:value="0.62061687142771" calcext:value-type="float">
            <text:p>0.62061687142771</text:p>
          </table:table-cell>
          <table:table-cell office:value-type="float" office:value="0.826707040634037" calcext:value-type="float">
            <text:p>0.826707040634037</text:p>
          </table:table-cell>
          <table:table-cell office:value-type="float" office:value="0.915783492961666" calcext:value-type="float">
            <text:p>0.915783492961666</text:p>
          </table:table-cell>
          <table:table-cell office:value-type="float" office:value="0.9062395713739" calcext:value-type="float">
            <text:p>0.9062395713739</text:p>
          </table:table-cell>
          <table:table-cell table:style-name="ce1" office:value-type="float" office:value="0.403179151910581" calcext:value-type="float">
            <text:p>0.403179151910581</text:p>
          </table:table-cell>
        </table:table-row>
        <table:table-row table:style-name="ro1">
          <table:table-cell office:value-type="string" calcext:value-type="string">
            <text:p>CountVector+RandomUndersampler+LinearSVC (merged)</text:p>
          </table:table-cell>
          <table:table-cell office:value-type="float" office:value="0.829738888888889" calcext:value-type="float">
            <text:p>0.829738888888889</text:p>
          </table:table-cell>
          <table:table-cell office:value-type="float" office:value="0.731898804518267" calcext:value-type="float">
            <text:p>0.731898804518267</text:p>
          </table:table-cell>
          <table:table-cell office:value-type="float" office:value="0.616203932458429" calcext:value-type="float">
            <text:p>0.616203932458429</text:p>
          </table:table-cell>
          <table:table-cell office:value-type="float" office:value="0.81172371089819" calcext:value-type="float">
            <text:p>0.81172371089819</text:p>
          </table:table-cell>
          <table:table-cell office:value-type="float" office:value="0.70317371824198" calcext:value-type="float">
            <text:p>0.70317371824198</text:p>
          </table:table-cell>
          <table:table-cell office:value-type="float" office:value="0.572917596598359" calcext:value-type="float">
            <text:p>0.572917596598359</text:p>
          </table:table-cell>
          <table:table-cell table:style-name="ce1" office:value-type="float" office:value="0.570307084886629" calcext:value-type="float">
            <text:p>0.570307084886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9:24:39.2404271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09:17:22.686865215</meta:creation-date>
    <dc:date>2022-01-11T10:36:38.850113429</dc:date>
    <meta:editing-duration>PT6M29S</meta:editing-duration>
    <meta:editing-cycles>2</meta:editing-cycles>
    <meta:generator>LibreOffice/6.4.7.2$Linux_X86_64 LibreOffice_project/40$Build-2</meta:generator>
    <meta:document-statistic meta:table-count="1" meta:cell-count="32" meta:object-count="0"/>
  </office:meta>
</office:document-meta>
</file>